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0" svg:font-family="0" style:font-family-generic="roman" style:font-pitch="variabl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adornments="Bold"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8" style:family="table">
      <style:table-properties style:width="6.0208in" fo:margin-left="-0.0208in" fo:margin-top="0in" fo:margin-bottom="0in" table:align="left" style:writing-mode="page"/>
    </style:style>
    <style:style style:name="Table8.A" style:family="table-column">
      <style:table-column-properties style:column-width="0.9097in"/>
    </style:style>
    <style:style style:name="Table8.B" style:family="table-column">
      <style:table-column-properties style:column-width="0.8889in"/>
    </style:style>
    <style:style style:name="Table8.C" style:family="table-column">
      <style:table-column-properties style:column-width="4.2222in"/>
    </style:style>
    <style:style style:name="Table8.1" style:family="table-row">
      <style:table-row-properties style:min-row-height="0.1778in" fo:keep-together="auto"/>
    </style:style>
    <style:style style:name="Table8.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8.C1" style:family="table-cell">
      <style:table-cell-properties style:vertical-align="bottom" fo:padding-left="0.0201in" fo:padding-right="0.0201in" fo:padding-top="0in" fo:padding-bottom="0in" fo:border="0.05pt solid #000000"/>
    </style:style>
    <style:style style:name="Table8.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8.C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7.7193in" style:type="right" style:leader-style="dotted" style:leader-text="."/>
        </style:tab-stops>
      </style:paragraph-properties>
    </style:style>
    <style:style style:name="P3" style:family="paragraph" style:parent-style-name="Contents_20_2">
      <style:paragraph-properties>
        <style:tab-stops>
          <style:tab-stop style:position="7.5228in" style:type="right" style:leader-style="dotted" style:leader-text="."/>
        </style:tab-stops>
      </style:paragraph-properties>
    </style:style>
    <style:style style:name="P4" style:family="paragraph" style:parent-style-name="Standard">
      <style:text-properties officeooo:rsid="001e1c4b" officeooo:paragraph-rsid="001e1c4b"/>
    </style:style>
    <style:style style:name="P5" style:family="paragraph" style:parent-style-name="Standard">
      <style:paragraph-properties fo:break-before="page"/>
      <style:text-properties officeooo:rsid="001e1c4b" officeooo:paragraph-rsid="001e1c4b"/>
    </style:style>
    <style:style style:name="P6" style:family="paragraph" style:parent-style-name="Standard">
      <style:text-properties style:font-name="Liberation Sans1" officeooo:rsid="001e1c4b" officeooo:paragraph-rsid="001e1c4b"/>
    </style:style>
    <style:style style:name="P7" style:family="paragraph" style:parent-style-name="Standard">
      <style:text-properties officeooo:paragraph-rsid="01224ee0"/>
    </style:style>
    <style:style style:name="P8" style:family="paragraph" style:parent-style-name="Standard">
      <style:text-properties style:font-name="Liberation Momo" fo:font-size="9pt" officeooo:rsid="001e1c4b" officeooo:paragraph-rsid="001e1c4b" style:font-size-asian="9pt" style:font-size-complex="9pt"/>
    </style:style>
    <style:style style:name="P9" style:family="paragraph" style:parent-style-name="Heading_20_1">
      <style:text-properties style:font-name="Liberation Sans1" officeooo:rsid="001e1c4b"/>
    </style:style>
    <style:style style:name="P10" style:family="paragraph" style:parent-style-name="Text_20_body" style:list-style-name="L1"/>
    <style:style style:name="P11" style:family="paragraph" style:parent-style-name="Text_20_body">
      <style:text-properties style:font-name="Liberation Sans1" fo:font-weight="normal" officeooo:rsid="00497bc5" style:font-size-asian="12pt" style:font-weight-asian="normal" style:font-weight-complex="normal"/>
    </style:style>
    <style:style style:name="P12" style:family="paragraph" style:parent-style-name="Text_20_body" style:list-style-name="L2">
      <style:text-properties style:font-name="Liberation Sans1" fo:font-weight="bold" officeooo:rsid="00497bc5" style:font-size-asian="12pt" style:font-weight-asian="bold" style:font-weight-complex="bold"/>
    </style:style>
    <style:style style:name="P13" style:family="paragraph" style:parent-style-name="Text_20_body" style:list-style-name="L3">
      <style:text-properties style:font-name="Liberation Sans1" fo:font-weight="bold" officeooo:rsid="00497bc5" style:font-size-asian="12pt" style:font-weight-asian="bold" style:font-weight-complex="bold"/>
    </style:style>
    <style:style style:name="P14" style:family="paragraph" style:parent-style-name="Text_20_body" style:list-style-name="L4">
      <style:text-properties style:font-name="Liberation Sans1" fo:font-weight="bold" officeooo:rsid="00497bc5" style:font-size-asian="12pt" style:font-weight-asian="bold" style:font-weight-complex="bold"/>
    </style:style>
    <style:style style:name="P15" style:family="paragraph" style:parent-style-name="Text_20_body" style:list-style-name="L5">
      <style:text-properties style:font-name="Liberation Sans1" fo:font-weight="bold" officeooo:rsid="00497bc5" style:font-size-asian="12pt" style:font-weight-asian="bold" style:font-weight-complex="bold"/>
    </style:style>
    <style:style style:name="P16" style:family="paragraph" style:parent-style-name="Text_20_body">
      <style:text-properties style:font-name="Liberation Sans1"/>
    </style:style>
    <style:style style:name="P17" style:family="paragraph" style:parent-style-name="Standard">
      <style:paragraph-properties fo:text-align="left" style:justify-single-word="false">
        <style:tab-stops/>
      </style:paragraph-properties>
      <style:text-properties style:font-name="Liberation Sans" fo:font-size="9pt" fo:font-weight="bold" style:font-size-asian="9pt" style:font-weight-asian="bold" style:font-size-complex="9pt" style:font-weight-complex="bold"/>
    </style:style>
    <style:style style:name="P18" style:family="paragraph" style:parent-style-name="Standard">
      <style:paragraph-properties fo:text-align="left" style:justify-single-word="false">
        <style:tab-stops/>
      </style:paragraph-properties>
      <style:text-properties style:font-name="Liberation Sans" fo:font-size="9pt" style:font-size-asian="9pt" style:font-size-complex="9pt"/>
    </style:style>
    <style:style style:name="P19" style:family="paragraph" style:parent-style-name="Text_20_body">
      <style:text-properties style:font-name="Liberation Sans1" officeooo:rsid="001e1c4b"/>
    </style:style>
    <style:style style:name="P20" style:family="paragraph" style:parent-style-name="Text_20_body" style:list-style-name="L6">
      <style:text-properties style:font-name="Liberation Sans1" officeooo:rsid="001e1c4b" officeooo:paragraph-rsid="0113f8e0"/>
    </style:style>
    <style:style style:name="P21" style:family="paragraph" style:parent-style-name="Heading_20_1">
      <style:text-properties style:font-name="Liberation Sans1"/>
    </style:style>
    <style:style style:name="P22" style:family="paragraph" style:parent-style-name="Text_20_body" style:list-style-name="L7">
      <style:text-properties style:font-name="Liberation Sans1"/>
    </style:style>
    <style:style style:name="P23" style:family="paragraph" style:parent-style-name="Text_20_body" style:list-style-name="L8">
      <style:text-properties style:font-name="Liberation Sans1"/>
    </style:style>
    <style:style style:name="P24" style:family="paragraph" style:parent-style-name="Text_20_body" style:list-style-name="L9">
      <style:text-properties style:font-name="Liberation Sans1"/>
    </style:style>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text-properties style:font-name="Liberation Sans1" officeooo:rsid="001e1c4b"/>
    </style:style>
    <style:style style:name="P29" style:family="paragraph" style:parent-style-name="Text_20_body">
      <style:text-properties style:font-name="Liberation Sans1" fo:font-weight="bold" officeooo:rsid="010bddd9" officeooo:paragraph-rsid="010bddd9" style:font-weight-asian="bold" style:font-weight-complex="bold"/>
    </style:style>
    <style:style style:name="P30" style:family="paragraph" style:parent-style-name="Text_20_body" style:list-style-name="L14">
      <style:text-properties style:font-name="Liberation Sans1" officeooo:rsid="001e1c4b"/>
    </style:style>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Standard">
      <style:text-properties style:font-name="Liberation Sans1" fo:font-weight="bold" officeooo:rsid="00497bc5" officeooo:paragraph-rsid="005f942d"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Frame_20_contents">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38" style:family="paragraph" style:parent-style-name="Standard">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39" style:family="paragraph" style:parent-style-name="Standard">
      <style:text-properties officeooo:paragraph-rsid="00561c4d"/>
    </style:style>
    <style:style style:name="P40" style:family="paragraph" style:parent-style-name="Standard">
      <style:text-properties style:font-name="Liberation Mono" fo:font-size="8pt" fo:font-weight="bold" officeooo:rsid="004aa61d" officeooo:paragraph-rsid="00561c4d" style:font-size-asian="8pt" style:font-style-asian="normal" style:font-weight-asian="bold" style:font-size-complex="8pt" style:font-style-complex="normal" style:font-weight-complex="bold" style:text-overline-style="none" style:text-overline-color="font-color"/>
    </style:style>
    <style:style style:name="P41" style:family="paragraph" style:parent-style-name="Standard">
      <style:text-properties style:font-name="Liberation Mono1" fo:font-size="9pt" fo:font-weight="bold" style:font-size-asian="9pt" style:font-weight-asian="bold" style:font-size-complex="9pt" style:font-style-complex="normal" style:font-weight-complex="bold"/>
    </style:style>
    <style:style style:name="P42" style:family="paragraph" style:parent-style-name="Standard">
      <style:text-properties style:font-name="Liberation Mono1" fo:font-size="6pt" fo:font-weight="bold" style:font-size-asian="5.25pt" style:font-weight-asian="bold" style:font-size-complex="6pt" style:font-style-complex="normal" style:font-weight-complex="bold"/>
    </style:style>
    <style:style style:name="P43" style:family="paragraph" style:parent-style-name="Standard">
      <style:text-properties style:font-name="0" fo:font-size="6pt" fo:font-style="normal" fo:font-weight="bold" style:font-size-asian="5.25pt" style:font-style-asian="normal" style:font-weight-asian="bold" style:font-size-complex="6pt" style:font-style-complex="normal" style:font-weight-complex="bold"/>
    </style:style>
    <style:style style:name="P44" style:family="paragraph" style:parent-style-name="Standard">
      <style:text-properties officeooo:paragraph-rsid="00a2dc26"/>
    </style:style>
    <style:style style:name="P45" style:family="paragraph" style:parent-style-name="Standard">
      <style:text-properties officeooo:paragraph-rsid="00d435c3"/>
    </style:style>
    <style:style style:name="P46" style:family="paragraph" style:parent-style-name="Standard">
      <style:text-properties style:font-name="Liberation Mono" fo:font-size="8pt" fo:font-weight="bold" officeooo:paragraph-rsid="005e9cdd" style:font-size-asian="8pt" style:font-weight-asian="bold" style:font-size-complex="8pt" style:font-style-complex="normal" style:font-weight-complex="bold"/>
    </style:style>
    <style:style style:name="P47" style:family="paragraph" style:parent-style-name="Standard">
      <style:text-properties style:font-name="Liberation Sans" officeooo:rsid="004aa61d" officeooo:paragraph-rsid="005e9cdd"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paragraph-properties fo:line-height="115%"/>
      <style:text-properties style:font-name="Liberation Sans"/>
    </style:style>
    <style:style style:name="P49" style:family="paragraph" style:parent-style-name="Heading_20_2">
      <style:text-properties officeooo:rsid="00e15a91" officeooo:paragraph-rsid="00e15a91"/>
    </style:style>
    <style:style style:name="P50" style:family="paragraph" style:parent-style-name="Text_20_body">
      <style:text-properties officeooo:rsid="0096adcc"/>
    </style:style>
    <style:style style:name="T1" style:family="text">
      <style:text-properties fo:font-weight="bold"/>
    </style:style>
    <style:style style:name="T2" style:family="text">
      <style:text-properties officeooo:rsid="006c48aa"/>
    </style:style>
    <style:style style:name="T3" style:family="text">
      <style:text-properties officeooo:rsid="01207315"/>
    </style:style>
    <style:style style:name="T4" style:family="text">
      <style:text-properties fo:font-weight="normal" style:font-weight-asian="normal" style:font-weight-complex="normal"/>
    </style:style>
    <style:style style:name="T5" style:family="text">
      <style:text-properties officeooo:rsid="0113f8e0"/>
    </style:style>
    <style:style style:name="T6" style:family="text">
      <style:text-properties fo:font-weight="bold" style:font-weight-asian="bold" style:font-weight-complex="bold"/>
    </style:style>
    <style:style style:name="T7" style:family="text">
      <style:text-properties officeooo:rsid="005f942d"/>
    </style:style>
    <style:style style:name="T8" style:family="text">
      <style:text-properties style:font-name="Liberation Mono" fo:font-size="8pt" fo:font-weight="bold" officeooo:rsid="00497bc5" style:font-size-asian="8pt" style:font-style-asian="normal" style:font-weight-asian="bold" style:font-size-complex="8pt" style:font-style-complex="normal" style:font-weight-complex="bold" style:text-overline-style="none" style:text-overline-color="font-color"/>
    </style:style>
    <style:style style:name="T9" style:family="text">
      <style:text-properties style:font-name="Liberation Mono" fo:font-size="8pt" fo:font-weight="bold" officeooo:rsid="005e9cdd" style:font-size-asian="8pt" style:font-style-asian="normal" style:font-weight-asian="bold" style:font-size-complex="8pt" style:font-style-complex="normal" style:font-weight-complex="bold" style:text-overline-style="none" style:text-overline-color="font-color"/>
    </style:style>
    <style:style style:name="T10" style:family="text">
      <style:text-properties style:font-name="Liberation Mono1" fo:font-size="9pt" fo:font-style="normal" fo:font-weight="normal" style:font-size-asian="9pt" style:font-style-asian="normal" style:font-weight-asian="normal" style:font-size-complex="9pt" style:font-style-complex="normal" style:font-weight-complex="normal"/>
    </style:style>
    <style:style style:name="T11" style:family="text">
      <style:text-properties style:font-name="Liberation Mono1" fo:font-size="6pt" fo:font-style="normal" fo:font-weight="normal" style:font-size-asian="5.25pt" style:font-style-asian="normal" style:font-weight-asian="normal" style:font-size-complex="6pt" style:font-style-complex="normal" style:font-weight-complex="normal"/>
    </style:style>
    <style:style style:name="T12" style:family="text">
      <style:text-properties style:font-name="0" fo:font-style="normal" fo:font-weight="normal" style:font-style-asian="normal" style:font-weight-asian="normal" style:font-style-complex="normal" style:font-weight-complex="normal"/>
    </style:style>
    <style:style style:name="T13" style:family="text">
      <style:text-properties fo:font-size="9pt" fo:font-weight="bold" style:font-size-asian="9pt" style:font-weight-asian="bold" style:font-size-complex="9pt" style:font-style-complex="normal" style:font-weight-complex="bold"/>
    </style:style>
    <style:style style:name="T14" style:family="text">
      <style:text-properties style:font-name="0" fo:font-size="6pt" fo:font-style="normal" fo:font-weight="normal" style:font-size-asian="5.25pt" style:font-style-asian="normal" style:font-weight-asian="normal" style:font-size-complex="6pt" style:font-style-complex="normal" style:font-weight-complex="normal"/>
    </style:style>
    <style:style style:name="T15" style:family="text">
      <style:text-properties fo:font-size="6pt" fo:font-weight="bold" style:font-size-asian="5.25pt" style:font-weight-asian="bold" style:font-size-complex="6pt" style:font-style-complex="normal" style:font-weight-complex="bold"/>
    </style:style>
    <style:style style:name="T16" style:family="text">
      <style:text-properties fo:font-size="9pt" fo:font-weight="bold" officeooo:rsid="00a229ee" style:font-size-asian="9pt" style:font-weight-asian="bold" style:font-size-complex="9pt" style:font-style-complex="normal" style:font-weight-complex="bold"/>
    </style:style>
    <style:style style:name="T17" style:family="text">
      <style:text-properties fo:font-size="9pt" fo:font-weight="bold" officeooo:rsid="00d745fa" style:font-size-asian="9pt" style:font-weight-asian="bold" style:font-size-complex="9pt" style:font-style-complex="normal" style:font-weight-complex="bold"/>
    </style:style>
    <style:style style:name="T18" style:family="text">
      <style:text-properties style:font-name="Liberation Serif"/>
    </style:style>
    <style:style style:name="T19" style:family="text">
      <style:text-properties fo:font-size="9pt" fo:font-weight="bold" officeooo:rsid="00a2dc26" style:font-size-asian="9pt" style:font-weight-asian="bold" style:font-size-complex="9pt" style:font-style-complex="normal" style:font-weight-complex="bold"/>
    </style:style>
    <style:style style:name="T20" style:family="text">
      <style:text-properties fo:font-size="9pt" fo:font-weight="bold" officeooo:rsid="00d435c3" style:font-size-asian="9pt" style:font-weight-asian="bold" style:font-size-complex="9pt" style:font-style-complex="normal" style:font-weight-complex="bold"/>
    </style:style>
    <style:style style:name="T21" style:family="text">
      <style:text-properties style:font-name="Liberation Sans" fo:font-style="normal" fo:font-weight="normal" style:font-style-asian="normal" style:font-weight-asian="normal" style:font-style-complex="normal" style:font-weight-complex="normal"/>
    </style:style>
    <style:style style:name="T22" style:family="text">
      <style:text-properties style:font-name="Liberation Mono" fo:font-size="8pt" fo:font-weight="bold" style:font-size-asian="8pt" style:font-weight-asian="bold" style:font-size-complex="8pt" style:font-weight-complex="bold"/>
    </style:style>
    <style:style style:name="T23" style:family="text">
      <style:text-properties style:font-name="Liberation Sans"/>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style:style>
    <style:style style:name="fr2"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fo:padding="0.0591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ero-Trust Virtual Data Cent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Table of Contents</text:p>
          </text:index-title>
          <text:p text:style-name="P2"><text:a xlink:type="simple" xlink:href="#__RefHeading___Toc1_1983718479" office:name="About" text:style-name="Index_20_Link" text:visited-style-name="Index_20_Link">About<text:tab/>3</text:a></text:p>
          <text:p text:style-name="P2"><text:a xlink:type="simple" xlink:href="#__RefHeading___Toc57_1983718479" office:name="Project Objectives" text:style-name="Index_20_Link" text:visited-style-name="Index_20_Link">Project Objectives<text:tab/>3</text:a></text:p>
          <text:p text:style-name="P2"><text:a xlink:type="simple" xlink:href="#__RefHeading___Toc171_1983718479" office:name="Tech Stack" text:style-name="Index_20_Link" text:visited-style-name="Index_20_Link">Tech Stack<text:tab/>3</text:a></text:p>
          <text:p text:style-name="P2"><text:a xlink:type="simple" xlink:href="#__RefHeading___Toc8087_4114677718" office:name="Layer 1: Virtualization &amp; Network Foundation" text:style-name="Index_20_Link" text:visited-style-name="Index_20_Link">Layer 1: Virtualization &amp; Network Foundation<text:tab/>4</text:a></text:p>
          <text:p text:style-name="P3"><text:a xlink:type="simple" xlink:href="#__RefHeading___Toc8089_4114677718" office:name="Layer 1A: Host System &amp; Hypervisor" text:style-name="Index_20_Link" text:visited-style-name="Index_20_Link">Layer 1A: Host System &amp; Hypervisor<text:tab/>4</text:a></text:p>
          <text:p text:style-name="P3"><text:a xlink:type="simple" xlink:href="#__RefHeading___Toc8091_4114677718" office:name="Layer 1B: Network Segmentation" text:style-name="Index_20_Link" text:visited-style-name="Index_20_Link">Layer 1B: Network Segmentation<text:tab/>4</text:a></text:p>
          <text:p text:style-name="P3"><text:a xlink:type="simple" xlink:href="#__RefHeading___Toc8093_4114677718" office:name="Layer 1C: Topology &amp; Zero-Trust Logic" text:style-name="Index_20_Link" text:visited-style-name="Index_20_Link">Layer 1C: Topology &amp; Zero-Trust Logic<text:tab/>4</text:a></text:p>
          <text:p text:style-name="P3"><text:a xlink:type="simple" xlink:href="#__RefHeading___Toc8095_4114677718" office:name="Layer 1D: Firewall &amp; Interface Configuration" text:style-name="Index_20_Link" text:visited-style-name="Index_20_Link">Layer 1D: Firewall &amp; Interface Configuration<text:tab/>4</text:a></text:p>
          <text:p text:style-name="P2"><text:a xlink:type="simple" xlink:href="#__RefHeading___Toc8097_4114677718" office:name="Layer 2: Core Infrastructure Services" text:style-name="Index_20_Link" text:visited-style-name="Index_20_Link">Layer 2: Core Infrastructure Services<text:tab/>5</text:a></text:p>
          <text:p text:style-name="P3"><text:a xlink:type="simple" xlink:href="#__RefHeading___Toc8099_4114677718" office:name="Layer 2A: DHCP Strategy" text:style-name="Index_20_Link" text:visited-style-name="Index_20_Link">Layer 2A: DHCP Strategy<text:tab/>5</text:a></text:p>
          <text:p text:style-name="P3"><text:a xlink:type="simple" xlink:href="#__RefHeading___Toc8101_4114677718" office:name="Layer 2B: FreeIPA DNS Infrastructure" text:style-name="Index_20_Link" text:visited-style-name="Index_20_Link">Layer 2B: FreeIPA DNS Infrastructure<text:tab/>5</text:a></text:p>
          <text:p text:style-name="P3"><text:a xlink:type="simple" xlink:href="#__RefHeading___Toc8103_4114677718" office:name="Layer 2C: DNS Security (ACLs)" text:style-name="Index_20_Link" text:visited-style-name="Index_20_Link">Layer 2C: DNS Security (ACLs)<text:tab/>5</text:a></text:p>
          <text:p text:style-name="P2"><text:a xlink:type="simple" xlink:href="#__RefHeading___Toc8105_4114677718" office:name="Layer 3: Identity &amp; Access Management (IAM)" text:style-name="Index_20_Link" text:visited-style-name="Index_20_Link">Layer 3: Identity &amp; Access Management (IAM)<text:tab/>5</text:a></text:p>
          <text:p text:style-name="P3"><text:a xlink:type="simple" xlink:href="#__RefHeading___Toc8107_4114677718" office:name="Layer 3A: FreeIPA Deployment" text:style-name="Index_20_Link" text:visited-style-name="Index_20_Link">Layer 3A: FreeIPA Deployment<text:tab/>5</text:a></text:p>
          <text:p text:style-name="P3"><text:a xlink:type="simple" xlink:href="#__RefHeading___Toc8109_4114677718" office:name="Layer 3B: Access Control" text:style-name="Index_20_Link" text:visited-style-name="Index_20_Link">Layer 3B: Access Control<text:tab/>6</text:a></text:p>
          <text:p text:style-name="P3"><text:a xlink:type="simple" xlink:href="#__RefHeading___Toc8111_4114677718" office:name="Layer 3C: Client Integration" text:style-name="Index_20_Link" text:visited-style-name="Index_20_Link">Layer 3C: Client Integration<text:tab/>6</text:a></text:p>
          <text:p text:style-name="P2"><text:a xlink:type="simple" xlink:href="#__RefHeading___Toc8113_4114677718" office:name="Layer 4: Defensive Security &amp; Traffic Management" text:style-name="Index_20_Link" text:visited-style-name="Index_20_Link">Layer 4: Defensive Security &amp; Traffic Management<text:tab/>6</text:a></text:p>
          <text:p text:style-name="P3"><text:a xlink:type="simple" xlink:href="#__RefHeading___Toc8115_4114677718" office:name="Layer 4A: Edge Security &amp; Routing" text:style-name="Index_20_Link" text:visited-style-name="Index_20_Link">Layer 4A: Edge Security &amp; Routing<text:tab/>6</text:a></text:p>
          <text:p text:style-name="P3"><text:a xlink:type="simple" xlink:href="#__RefHeading___Toc8117_4114677718" office:name="Layer 4B: Intrusion Detection &amp; Prevention (Suricata)" text:style-name="Index_20_Link" text:visited-style-name="Index_20_Link">Layer 4B: Intrusion Detection &amp; Prevention (Suricata)<text:tab/>6</text:a></text:p>
          <text:p text:style-name="P3"><text:a xlink:type="simple" xlink:href="#__RefHeading___Toc8119_4114677718" office:name="Layer 4C: Secure Gateway &amp; Remote Access" text:style-name="Index_20_Link" text:visited-style-name="Index_20_Link">Layer 4C: Secure Gateway &amp; Remote Access<text:tab/>7</text:a></text:p>
          <text:p text:style-name="P2"><text:a xlink:type="simple" xlink:href="#__RefHeading___Toc1500_3083391142" office:name="Layer 5: Observability &amp; Incident Response" text:style-name="Index_20_Link" text:visited-style-name="Index_20_Link">Layer 5: Observability &amp; Incident Response<text:tab/>7</text:a></text:p>
          <text:p text:style-name="P3"><text:a xlink:type="simple" xlink:href="#__RefHeading___Toc8121_4114677718" office:name="Layer 5A: Centralized Logging &amp; Auditing" text:style-name="Index_20_Link" text:visited-style-name="Index_20_Link">Layer 5A: Centralized Logging &amp; Auditing<text:tab/>7</text:a></text:p>
          <text:p text:style-name="P3"><text:a xlink:type="simple" xlink:href="#__RefHeading___Toc8123_4114677718" office:name="Layer 5B: Health, Performance &amp; Availability Monitoring" text:style-name="Index_20_Link" text:visited-style-name="Index_20_Link">Layer 5B: Health, Performance &amp; Availability Monitoring<text:tab/>7</text:a></text:p>
          <text:p text:style-name="P2"><text:a xlink:type="simple" xlink:href="#__RefHeading___Toc8125_4114677718" office:name="Layer 6: Application &amp; Container Services" text:style-name="Index_20_Link" text:visited-style-name="Index_20_Link">Layer 6: Application &amp; Container Services<text:tab/>7</text:a></text:p>
          <text:p text:style-name="P3"><text:a xlink:type="simple" xlink:href="#__RefHeading___Toc8127_4114677718" office:name="Layer 6A: Service Tier (Multi-OS Hardening)" text:style-name="Index_20_Link" text:visited-style-name="Index_20_Link">Layer 6A: Service Tier (Multi-OS Hardening)<text:tab/>7</text:a></text:p>
          <text:p text:style-name="P3"><text:a xlink:type="simple" xlink:href="#__RefHeading___Toc8129_4114677718" office:name="Layer 6B: Containerization (Backend Logic)" text:style-name="Index_20_Link" text:visited-style-name="Index_20_Link">Layer 6B: Containerization (Backend Logic)<text:tab/>7</text:a></text:p>
          <text:p text:style-name="P3"><text:a xlink:type="simple" xlink:href="#__RefHeading___Toc8131_4114677718" office:name="Layer 6C: Secure Storage" text:style-name="Index_20_Link" text:visited-style-name="Index_20_Link">Layer 6C: Secure Storage<text:tab/>8</text:a></text:p>
          <text:p text:style-name="P2"><text:a xlink:type="simple" xlink:href="#__RefHeading___Toc8133_4114677718" office:name="Layer 7: Automation &amp; DevSecOps" text:style-name="Index_20_Link" text:visited-style-name="Index_20_Link">Layer 7: Automation &amp; DevSecOps<text:tab/>8</text:a></text:p>
          <text:p text:style-name="P3"><text:a xlink:type="simple" xlink:href="#__RefHeading___Toc8135_4114677718" office:name="Layer 7A: IaC with Ansible" text:style-name="Index_20_Link" text:visited-style-name="Index_20_Link">Layer 7A: IaC with Ansible<text:tab/>8</text:a></text:p>
          <text:p text:style-name="P3"><text:a xlink:type="simple" xlink:href="#__RefHeading___Toc8137_4114677718" office:name="Layer 7B: Backup &amp; Disaster Recovery (BK Zone)" text:style-name="Index_20_Link" text:visited-style-name="Index_20_Link">Layer 7B: Backup &amp; Disaster Recovery (BK Zone)<text:tab/>8</text:a></text:p>
          <text:p text:style-name="P2"><text:a xlink:type="simple" xlink:href="#__RefHeading___Toc2594_1497977652" office:name="APPENDIX" text:style-name="Index_20_Link" text:visited-style-name="Index_20_Link">APPENDIX<text:tab/>8</text:a></text:p>
          <text:p text:style-name="P3"><text:a xlink:type="simple" xlink:href="#__RefHeading___Toc2596_1497977652" office:name="A sanal makina dhcp ayarlari" text:style-name="Index_20_Link" text:visited-style-name="Index_20_Link">A sanal makina dhcp ayarlari<text:tab/>9</text:a></text:p>
        </text:index-body>
      </text:table-of-content>
      <text:p text:style-name="P4"/>
      <text:p text:style-name="P5"/>
      <text:p text:style-name="P4"/>
      <text:p text:style-name="P4"/>
      <text:p text:style-name="P4"/>
      <text:p text:style-name="P4"/>
      <text:h text:style-name="Heading_20_1" text:outline-level="1"><text:bookmark-start text:name="__RefHeading___Toc1_1983718479"/>About<text:bookmark-end text:name="__RefHeading___Toc1_1983718479"/></text:h>
      <text:p text:style-name="P6"/>
      <text:p text:style-name="P7">This project demonstrates the architecture and deployment of a hardened, enterprise-grade virtual data center built on <text:span text:style-name="T1">KVM/QEMU</text:span>. It focuses on the <text:span text:style-name="T1">Zero-Trust</text:span> security model, centralized identity management, automated configuration, and proactive monitoring. The environment utilizes <text:span text:style-name="T1">multi-layered network segmentation (DMZ, APP, DB, MGMT)</text:span> to ensure high availability and robust data isolation.</text:p>
      <text:p text:style-name="P6"/>
      <text:p text:style-name="P8">```text</text:p>
      <text:p text:style-name="P8">├── README.md <text:s text:c="18"/># Main summary, diagrams, and quick look</text:p>
      <text:p text:style-name="P8">├── Documentation/ <text:s text:c="11"/># Detailed PDF and additional documents</text:p>
      <text:p text:style-name="P8">│ <text:s text:c="2"/>└── Project_Report.pdf</text:p>
      <text:p text:style-name="P8">├── Infrastructure/ <text:s text:c="14"/># Ansible playbooks or configurations</text:p>
      <text:p text:style-name="P8">├── Diagrams/ <text:s text:c="21"/># Original Mermaid or Draw.io files</text:p>
      <text:p text:style-name="P8">└── Screenshots/ <text:s text:c="16"/># Images used inside the README</text:p>
      <text:p text:style-name="P8">```</text:p>
      <text:p text:style-name="P6">"zerro trust data center " temali bir orofe hazirliyorum. tekinik dökümantasyon kisminda aciklamalar var. simdi sana bu dökümanin bir kismini verecegim. onla ilgili konusacagiz. önce verece gim kismi incele. Sonra ben sana direktifler verecegim. sorularimin disina cikma. <text:span text:style-name="T2">inisi</text:span>yatif kullanma. tahminde bulunma. onaylanmamis bilgi verme. Her promptta daha öncekileride göz önünde bulundurarak cevap ver. Dediklerimi anladinmi?</text:p>
      <text:p text:style-name="P6"/>
      <text:p text:style-name="Text_20_body"/>
      <text:h text:style-name="P9" text:outline-level="1"/>
      <text:p text:style-name="P6"/>
      <text:h text:style-name="Heading_20_1" text:outline-level="1"><text:bookmark-start text:name="__RefHeading___Toc171_1983718479"/>Tech Stack<text:bookmark-end text:name="__RefHeading___Toc171_1983718479"/></text:h>
      <text:list text:style-name="L1">
        <text:list-item>
          <text:p text:style-name="P10"><text:span text:style-name="T1">Virtualization:</text:span> KVM/QEMU, Libvirt, Virt-Manager.</text:p>
        </text:list-item>
        <text:list-item>
          <text:p text:style-name="P10"><text:span text:style-name="T1">Operating Systems:</text:span> Rocky Linux 10.1, Alpine Linux.</text:p>
        </text:list-item>
        <text:list-item>
          <text:p text:style-name="P10"><text:span text:style-name="T1">Network &amp; Security:</text:span> pfSense, Suricata (IDS/IPS), <text:span text:style-name="T3">Openvpn</text:span> VPN.</text:p>
        </text:list-item>
        <text:list-item>
          <text:p text:style-name="P10"><text:span text:style-name="T1">Identity &amp; IAM:</text:span> FreeIPA (LDAP, Kerberos, DNS, NTP, CA, RBAC/HBAC).</text:p>
        </text:list-item>
        <text:list-item>
          <text:p text:style-name="P10"><text:span text:style-name="T1">Web &amp; Proxy:</text:span> Nginx (Reverse Proxy), Squid (Proxy).</text:p>
        </text:list-item>
        <text:list-item>
          <text:p text:style-name="P10"><text:span text:style-name="T1">Containerization:</text:span> Docker (Rootless Mode).</text:p>
        </text:list-item>
        <text:list-item>
          <text:p text:style-name="P10"><text:span text:style-name="T1">Databases:</text:span> MariaDB.</text:p>
        </text:list-item>
        <text:list-item>
          <text:p text:style-name="P10"><text:span text:style-name="T1">Storage &amp; Encryption:</text:span> LUKS (Disk Encryption), NFS.</text:p>
        </text:list-item>
        <text:list-item>
          <text:p text:style-name="P10"><text:span text:style-name="T1">Automation:</text:span> Ansible (Playbooks), Shell Scripting.</text:p>
        </text:list-item>
        <text:list-item>
          <text:p text:style-name="P10"><text:span text:style-name="T1">Observability:</text:span> Prometheus, Grafana, Loki.</text:p>
        </text:list-item>
      </text:list>
      <text:p text:style-name="Text_20_body"/>
      <text:p text:style-name="Text_20_body"/>
      <text:p text:style-name="P6"><text:soft-page-break/></text:p>
      <text:h text:style-name="Heading_20_1" text:outline-level="1"><text:bookmark-start text:name="__RefHeading___Toc8087_4114677718"/>Layer 1: Virtualization &amp; Network Foundation<text:bookmark-end text:name="__RefHeading___Toc8087_4114677718"/></text:h>
      <text:h text:style-name="Heading_20_2" text:outline-level="2"><text:bookmark-start text:name="__RefHeading___Toc8089_4114677718"/>Layer 1A: Host System &amp; Hypervisor<text:bookmark-end text:name="__RefHeading___Toc8089_4114677718"/></text:h>
      <text:p text:style-name="P11">The foundation of the project is built on Rocky Linux, selected for its stability and enterprise-grade security features.</text:p>
      <text:list text:style-name="L2">
        <text:list-item>
          <text:p text:style-name="P12">Virtualization: <text:span text:style-name="T4">We utilized KVM (Kernel-based Virtual Machine) and Qemu as the primary hypervisors. The environment was validated to ensure CPU virtualization support and libvirt service stability.</text:span></text:p>
        </text:list-item>
        <text:list-item>
          <text:p text:style-name="P12">Host Hardening: <text:span text:style-name="T4">To secure the physical layer, we enforced SELinux in "enforcing" mode.</text:span></text:p>
        </text:list-item>
        <text:list-item>
          <text:p text:style-name="P12">SSH Security: <text:span text:style-name="T4">Remote access to the host was secured by disabling root login and forcing key-based authentication, effectively removing the risk of password-based brute force attacks. </text:span></text:p>
        </text:list-item>
      </text:list>
      <text:h text:style-name="Heading_20_2" text:outline-level="2"><text:bookmark-start text:name="__RefHeading___Toc8091_4114677718"/>Layer 1B: Network Segmentation<text:bookmark-end text:name="__RefHeading___Toc8091_4114677718"/></text:h>
      <text:p text:style-name="P11">We implemented a strict segmentation strategy to isolate different business functions. The network is divided into several logical zones:</text:p>
      <text:list text:style-name="L3">
        <text:list-item>
          <text:p text:style-name="P13">Management (MGMT): <text:span text:style-name="T4">Contains core infrastructure like FreeIPA and Ansible. Access is highly restricted.</text:span></text:p>
        </text:list-item>
        <text:list-item>
          <text:p text:style-name="P13">DMZ: <text:span text:style-name="T4">The public-facing zone for web applications. It is isolated from the internal network.</text:span></text:p>
        </text:list-item>
        <text:list-item>
          <text:p text:style-name="P13">Internal Zones (APP &amp; DB): <text:span text:style-name="T4">These layers host application logic and sensitive databases, with no direct internet access allowed.</text:span></text:p>
        </text:list-item>
        <text:list-item>
          <text:p text:style-name="P13">Operations (SEC):<text:span text:style-name="T4"> A dedicated segment for monitoring (Prometheus/Grafana) and logging (Loki).</text:span></text:p>
        </text:list-item>
        <text:list-item>
          <text:p text:style-name="P13">Guest: <text:span text:style-name="T4">A fully isolated zone providing internet access only, with no path to internal resources.</text:span></text:p>
        </text:list-item>
      </text:list>
      <text:h text:style-name="Heading_20_2" text:outline-level="2"><text:bookmark-start text:name="__RefHeading___Toc8093_4114677718"/>Layer 1C: Topology &amp; Zero-Trust Logic<text:bookmark-end text:name="__RefHeading___Toc8093_4114677718"/></text:h>
      <text:p text:style-name="P11">Our network follows a Zero-Trust philosophy. By default, all traffic between zones is denied unless explicitly allowed by a specific rule.</text:p>
      <text:list text:style-name="L4">
        <text:list-item>
          <text:p text:style-name="P14">Infrastructure Services: <text:span text:style-name="T4">Zones are allowed to communicate with the MGMT layer only for essential services like DNS, DHCP, and Identity (FreeIPA).</text:span></text:p>
        </text:list-item>
        <text:list-item>
          <text:p text:style-name="P14">Traffic Flow: <text:span text:style-name="T4">DMZ servers can only talk to the APP layer, and the APP layer can only talk to the DB layer. Direct access from the DMZ to the DB is strictly blocked.</text:span></text:p>
        </text:list-item>
        <text:list-item>
          <text:p text:style-name="P14">Management Access: <text:span text:style-name="T4">SSH access is only permitted from a designated Jump Host, ensuring a single, monitored entry point for administrators. </text:span></text:p>
        </text:list-item>
      </text:list>
      <text:h text:style-name="Heading_20_2" text:outline-level="2"><text:bookmark-start text:name="__RefHeading___Toc8095_4114677718"/>Layer 1D: Firewall &amp; Interface Configuration<text:bookmark-end text:name="__RefHeading___Toc8095_4114677718"/></text:h>
      <text:p text:style-name="P11">We used pfSense as the virtual security appliance to manage all inter-VLAN traffic and external connectivity.</text:p>
      <text:list text:style-name="L5">
        <text:list-item>
          <text:p text:style-name="P15">Interface Design: <text:span text:style-name="T4">The firewall uses three virtual network cards (NICs) to maintain physical and logical separation:</text:span></text:p>
          <text:list>
            <text:list-item>
              <text:p text:style-name="P15">WAN: <text:span text:style-name="T4">For external internet connectivity.</text:span></text:p>
            </text:list-item>
            <text:list-item>
              <text:p text:style-name="P15">LAN (Trunk): <text:span text:style-name="T4">A single link carrying multiple VLAN tags (10, 20, 40, etc.) for internal segments.</text:span></text:p>
            </text:list-item>
            <text:list-item>
              <text:p text:style-name="P15">DMZ: <text:span text:style-name="T4">A dedicated interface for maximum isolation of public-facing services.</text:span></text:p>
            </text:list-item>
          </text:list>
        </text:list-item>
        <text:list-item>
          <text:p text:style-name="P15"><text:soft-page-break/>Gateway Management: <text:span text:style-name="T4">Each zone has its own gateway IP (e.g., 10.0.10.1 for MGMT), providing a centralized point for traffic filtering and inspection.</text:span></text:p>
        </text:list-item>
      </text:list>
      <text:h text:style-name="Heading_20_1" text:outline-level="1"><text:bookmark-start text:name="__RefHeading___Toc8097_4114677718"/><text:bookmark-start text:name="__RefHeading___Toc185_1983718479 Copy 2"/>Layer 2: Core Infrastructure Services<text:bookmark-end text:name="__RefHeading___Toc8097_4114677718"/></text:h>
      <text:h text:style-name="Heading_20_2" text:outline-level="2"><text:bookmark-start text:name="__RefHeading___Toc8099_4114677718"/>Layer 2A: DHCP Strategy<text:bookmark-end text:name="__RefHeading___Toc8099_4114677718"/></text:h>
      <text:p text:style-name="P16">We use the <text:span text:style-name="T1">KEA DHCP</text:span> service on the pfSense firewall to manage our network. To keep the system synchronized and logs accurate, the DHCP server also provides <text:span text:style-name="T1">NTP settings</text:span> to all clients. The following table shows our addressing strategy for each zone:</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7">Zone</text:p>
          </table:table-cell>
          <table:table-cell table:style-name="Table8.A1" office:value-type="string">
            <text:p text:style-name="P17">DHCP Status</text:p>
          </table:table-cell>
          <table:table-cell table:style-name="Table8.C1" office:value-type="string">
            <text:p text:style-name="P17">Assignment Method Security Policy / Rationale</text:p>
          </table:table-cell>
        </table:table-row>
        <table:table-row table:style-name="Table8.1">
          <table:table-cell table:style-name="Table8.A2" office:value-type="string">
            <text:p text:style-name="P17">MGMT</text:p>
          </table:table-cell>
          <table:table-cell table:style-name="Table8.A2" office:value-type="string">
            <text:p text:style-name="P18">DISABLED</text:p>
          </table:table-cell>
          <table:table-cell table:style-name="Table8.C2" office:value-type="string">
            <text:p text:style-name="P18">Highest reliability for management access.</text:p>
          </table:table-cell>
        </table:table-row>
        <table:table-row table:style-name="Table8.1">
          <table:table-cell table:style-name="Table8.A2" office:value-type="string">
            <text:p text:style-name="P17">Corp_LAN</text:p>
          </table:table-cell>
          <table:table-cell table:style-name="Table8.A2" office:value-type="string">
            <text:p text:style-name="P18">ENABLED</text:p>
          </table:table-cell>
          <table:table-cell table:style-name="Table8.C2" office:value-type="string">
            <text:p text:style-name="P18">Easy access for standard office workstations.</text:p>
          </table:table-cell>
        </table:table-row>
        <table:table-row table:style-name="Table8.1">
          <table:table-cell table:style-name="Table8.A2" office:value-type="string">
            <text:p text:style-name="P17">DMZ</text:p>
          </table:table-cell>
          <table:table-cell table:style-name="Table8.A2" office:value-type="string">
            <text:p text:style-name="P18">ENABLED</text:p>
          </table:table-cell>
          <table:table-cell table:style-name="Table8.C2" office:value-type="string">
            <text:p text:style-name="P18">Only pre-registered MAC addresses can get an IP.</text:p>
          </table:table-cell>
        </table:table-row>
        <table:table-row table:style-name="Table8.1">
          <table:table-cell table:style-name="Table8.A2" office:value-type="string">
            <text:p text:style-name="P17">APP</text:p>
          </table:table-cell>
          <table:table-cell table:style-name="Table8.A2" office:value-type="string">
            <text:p text:style-name="P18">DISABLED</text:p>
          </table:table-cell>
          <table:table-cell table:style-name="Table8.C2" office:value-type="string">
            <text:p text:style-name="P18">Prevents lateral movement and keeps services predictable.</text:p>
          </table:table-cell>
        </table:table-row>
        <table:table-row table:style-name="Table8.1">
          <table:table-cell table:style-name="Table8.A2" office:value-type="string">
            <text:p text:style-name="P17">DB</text:p>
          </table:table-cell>
          <table:table-cell table:style-name="Table8.A2" office:value-type="string">
            <text:p text:style-name="P18">DISABLED</text:p>
          </table:table-cell>
          <table:table-cell table:style-name="Table8.C2" office:value-type="string">
            <text:p text:style-name="P18">Isolates critical data and prevents IP spoofing.</text:p>
          </table:table-cell>
        </table:table-row>
        <table:table-row table:style-name="Table8.1">
          <table:table-cell table:style-name="Table8.A2" office:value-type="string">
            <text:p text:style-name="P17">SEC (Ops)</text:p>
          </table:table-cell>
          <table:table-cell table:style-name="Table8.A2" office:value-type="string">
            <text:p text:style-name="P18">DISABLED</text:p>
          </table:table-cell>
          <table:table-cell table:style-name="Table8.C2" office:value-type="string">
            <text:p text:style-name="P18">Essential for stable monitoring and logging connections.</text:p>
          </table:table-cell>
        </table:table-row>
        <table:table-row table:style-name="Table8.1">
          <table:table-cell table:style-name="Table8.A2" office:value-type="string">
            <text:p text:style-name="P17">GUEST</text:p>
          </table:table-cell>
          <table:table-cell table:style-name="Table8.A2" office:value-type="string">
            <text:p text:style-name="P18">ENABLED</text:p>
          </table:table-cell>
          <table:table-cell table:style-name="Table8.C2" office:value-type="string">
            <text:p text:style-name="P18">Complete isolation for unknown guest devices.</text:p>
          </table:table-cell>
        </table:table-row>
      </table:table>
      <text:p text:style-name="Standard"/>
      <text:h text:style-name="Heading_20_2" text:outline-level="2"><text:bookmark-start text:name="__RefHeading___Toc8101_4114677718"/>Layer 2B: FreeIPA DNS Infrastructure<text:bookmark-end text:name="__RefHeading___Toc8101_4114677718"/></text:h>
      <text:p text:style-name="P19">We installed a FreeIPA DNS server to manage internal names and domain services. This server is also the central point for Time Synchronization (NTP), which is necessary for Kerberos authentication and keeping system logs in the correct order.</text:p>
      <text:list text:style-name="L6">
        <text:list-item>
          <text:p text:style-name="P20">Setup: The DNS server is connected through the LAN firewall. We added rules to allow external name resolution. </text:p>
        </text:list-item>
        <text:list-item>
          <text:p text:style-name="P20">Records: We configured Forward Zones to map names to IPs and Reverse Zones (PTR records) so that IPs can be traced back to hostnames. </text:p>
        </text:list-item>
        <text:list-item>
          <text:p text:style-name="P20">Testing: We used the dig command to verify that all DNS records are working correctly across the network.</text:p>
        </text:list-item>
      </text:list>
      <text:h text:style-name="Heading_20_2" text:outline-level="2"><text:bookmark-start text:name="__RefHeading___Toc8103_4114677718"/>Layer 2C: DNS Security (ACLs)<text:bookmark-end text:name="__RefHeading___Toc8103_4114677718"/></text:h>
      <text:p text:style-name="P19">To make the DNS service more secure, we implemented Access Control Lists (ACLs). <text:span text:style-name="T5">For this w</text:span>e modified the ipa-options-ext.conf file to set these rules.</text:p>
      <text:p text:style-name="P19">Goal: These ACLs prevent unauthorized users from making recursive queries. This protects our infrastructure from DNS-based attacks and keeps the service available only to trusted devices.</text:p>
      <text:h text:style-name="P21" text:outline-level="1"><text:bookmark-start text:name="__RefHeading___Toc8105_4114677718"/>Layer 3: Identity &amp; Access Management (IAM)<text:bookmark-end text:name="__RefHeading___Toc8105_4114677718"/></text:h>
      <text:h text:style-name="Heading_20_2" text:outline-level="2"><text:bookmark-start text:name="__RefHeading___Toc8107_4114677718"/>Layer 3A: FreeIPA Deployment<text:bookmark-end text:name="__RefHeading___Toc8107_4114677718"/></text:h>
      <text:p text:style-name="P16">We deployed FreeIPA as the central system for managing identities and authentication across the network.</text:p>
      <text:list text:style-name="L7">
        <text:list-item>
          <text:p text:style-name="P22"><text:span text:style-name="T6">System Preparation:</text:span> Before installation, we configured a Fully Qualified Domain Name (FQDN) (e.g., iam.example.local) for the server. The system was updated, and the FreeIPA server and DNS packages were installed.</text:p>
        </text:list-item>
        <text:list-item>
          <text:p text:style-name="P22"><text:span text:style-name="T6">Local Firewall Configuration:</text:span> To allow the IAM server to communicate with the rest of the network, we opened several ports on the local firewall. These include:</text:p>
        </text:list-item>
        <text:list-item>
          <text:p text:style-name="P22"><text:soft-page-break/><text:span text:style-name="T6">Web &amp; Directory:</text:span> TCP 80, 443 (HTTP/S) and TCP/UDP 389, 636 (LDAP/S).</text:p>
        </text:list-item>
        <text:list-item>
          <text:p text:style-name="P22"><text:span text:style-name="T6">Kerberos &amp; Auth:</text:span> TCP/UDP 88, 464.</text:p>
        </text:list-item>
        <text:list-item>
          <text:p text:style-name="P22"><text:span text:style-name="T6">Network Services:</text:span> TCP/UDP 53 (DNS) and UDP 123 (NTP) to ensure time synchronization for authentication.</text:p>
        </text:list-item>
      </text:list>
      <text:h text:style-name="Heading_20_2" text:outline-level="2"><text:bookmark-start text:name="__RefHeading___Toc8109_4114677718"/>Layer 3B: Access Control<text:bookmark-end text:name="__RefHeading___Toc8109_4114677718"/></text:h>
      <text:p text:style-name="P16">We implemented strict security policies to control who can access specific systems and what they can do.</text:p>
      <text:list text:style-name="L8">
        <text:list-item>
          <text:p text:style-name="P23"><text:span text:style-name="T6">HBAC (Host-Based Access Control): </text:span>We used HBAC rules to define which users or groups can log in to specific hosts. This prevents unauthorized access even if a user has valid credentials.</text:p>
        </text:list-item>
        <text:list-item>
          <text:p text:style-name="P23"><text:span text:style-name="T6">User &amp; Group Management:</text:span> We created a dedicated ansible user and an ansible_users group. This allows for automated management while keeping activities organized.</text:p>
        </text:list-item>
        <text:list-item>
          <text:p text:style-name="P23"><text:span text:style-name="T6">Sudo Rules: </text:span>To improve security, we configured Sudo rules for administrative tasks. We included the !authenticate option where necessary to allow specific automated processes to run without manual password entry.</text:p>
        </text:list-item>
        <text:list-item>
          <text:p text:style-name="P23"><text:span text:style-name="T6">Jump Server Access: </text:span>For secure remote management, we configured the Jump server to use SSH certificate-based access, providing a more secure alternative to standard passwords.</text:p>
        </text:list-item>
      </text:list>
      <text:h text:style-name="Heading_20_2" text:outline-level="2"><text:bookmark-start text:name="__RefHeading___Toc8111_4114677718"/>Layer 3C: Client Integration<text:bookmark-end text:name="__RefHeading___Toc8111_4114677718"/></text:h>
      <text:p text:style-name="P16">The final step was connecting all workstations and servers to the central IAM system.</text:p>
      <text:list text:style-name="L9">
        <text:list-item>
          <text:p text:style-name="P24"><text:span text:style-name="T6">Domain Joining: </text:span>We used the ipa-client-install utility to join each node to the domain.</text:p>
        </text:list-item>
        <text:list-item>
          <text:p text:style-name="P24"><text:span text:style-name="T6">Centralized Management:</text:span> Once joined, these clients automatically trust the FreeIPA server for user authentication, SSH key management, and security policy enforcement.</text:p>
        </text:list-item>
      </text:list>
      <text:h text:style-name="Heading_20_1" text:outline-level="1"><text:bookmark-start text:name="__RefHeading___Toc8113_4114677718"/>Layer 4: Defensive Security &amp; Traffic Management<text:bookmark-end text:name="__RefHeading___Toc8113_4114677718"/></text:h>
      <text:h text:style-name="Heading_20_2" text:outline-level="2"><text:bookmark-start text:name="__RefHeading___Toc8115_4114677718"/>Layer 4A: Edge Security &amp; Routing<text:bookmark-end text:name="__RefHeading___Toc8115_4114677718"/></text:h>
      <text:p text:style-name="Text_20_body">We configured the <text:span text:style-name="T1">pfSense Firewall</text:span> as the primary gateway to manage and protect the network.</text:p>
      <text:list text:style-name="L10">
        <text:list-item>
          <text:p text:style-name="P25"><text:span text:style-name="T1">Traffic Control:</text:span> Implemented <text:span text:style-name="T1">Inter-VLAN routing</text:span> to control communication between different zones (e.g., MGMT, APP, DB).</text:p>
        </text:list-item>
        <text:list-item>
          <text:p text:style-name="P25"><text:span text:style-name="T1">Policy Management:</text:span> Defined strict <text:span text:style-name="T1">Access Control Lists (ACLs)</text:span> and <text:span text:style-name="T1">NAT rules</text:span> to ensure that only authorized traffic can enter or leave the network.</text:p>
        </text:list-item>
      </text:list>
      <text:h text:style-name="Heading_20_2" text:outline-level="2"><text:bookmark-start text:name="__RefHeading___Toc8117_4114677718"/>Layer 4B: Intrusion Detection &amp; Prevention (Suricata)<text:bookmark-end text:name="__RefHeading___Toc8117_4114677718"/></text:h>
      <text:p text:style-name="Text_20_body">To detect and block malicious activity, we implemented <text:span text:style-name="T1">Suricata</text:span> as an IDS/IPS solution.</text:p>
      <text:list text:style-name="L11">
        <text:list-item>
          <text:p text:style-name="P26"><text:span text:style-name="T1">Threat Detection:</text:span> Configured Suricata to monitor both incoming and outgoing traffic using the <text:span text:style-name="T1">Emerging Threats (ET) Open Rules</text:span> signature set.</text:p>
        </text:list-item>
        <text:list-item>
          <text:p text:style-name="P26"><text:span text:style-name="T1">Interface Monitoring:</text:span> Enabled inspection on both WAN and LAN interfaces to provide deep packet visibility.</text:p>
        </text:list-item>
        <text:list-item>
          <text:p text:style-name="P26"><text:span text:style-name="T1">Logging:</text:span> Configured the system to send alerts to the <text:span text:style-name="T1">System Log</text:span> and enabled <text:span text:style-name="T1">EVE JSON</text:span> logging. This allows for detailed security analysis and integration with centralized logging tools like Loki.</text:p>
        </text:list-item>
      </text:list>
      <text:h text:style-name="Heading_20_2" text:outline-level="2"><text:bookmark-start text:name="__RefHeading___Toc8119_4114677718"/><text:soft-page-break/>Layer 4C: Secure Gateway &amp; Remote Access<text:bookmark-end text:name="__RefHeading___Toc8119_4114677718"/></text:h>
      <text:p text:style-name="Text_20_body">We focused on protecting internal services and providing secure entry for administrators.</text:p>
      <text:list text:style-name="L12">
        <text:list-item>
          <text:p text:style-name="P27"><text:span text:style-name="T1">Squid Proxy:</text:span> Installed a <text:span text:style-name="T1">Squid Proxy Server</text:span> to act as a secure gateway for internal zones. This allows the MGMT, APP, and DB layers to access the internet for software updates while maintaining a <text:span text:style-name="T1">Zero Trust</text:span> policy. We enabled <text:span text:style-name="T1">Transparent Proxy</text:span> mode to simplify client connectivity without manual configuration.</text:p>
        </text:list-item>
        <text:list-item>
          <text:p text:style-name="P27"><text:span text:style-name="T1">VPN Access (WireGuard):</text:span> For secure remote management, we deployed <text:span text:style-name="T1">WireGuard</text:span>. This provides a high-performance, encrypted tunnel for administrators to connect to the <text:span text:style-name="T1">Jump Server</text:span>.</text:p>
        </text:list-item>
        <text:list-item>
          <text:p text:style-name="P27"><text:span text:style-name="T1">Connectivity:</text:span> The setup includes tunnel configuration on the firewall and client-side peer authentication using public/private key pairs to ensure only trusted devices can access the internal infrastructure.</text:p>
        </text:list-item>
      </text:list>
      <text:h text:style-name="P21" text:outline-level="1"><text:bookmark-start text:name="__RefHeading___Toc1500_3083391142"/>Layer 5: Observability &amp; Incident Response<text:bookmark-end text:name="__RefHeading___Toc1500_3083391142"/></text:h>
      <text:h text:style-name="Heading_20_2" text:outline-level="2"><text:bookmark-start text:name="__RefHeading___Toc8121_4114677718"/>Layer 5A: Centralized Logging &amp; Auditing<text:bookmark-end text:name="__RefHeading___Toc8121_4114677718"/></text:h>
      <text:list text:style-name="L13">
        <text:list-item>
          <text:p text:style-name="P28"><text:span text:style-name="T1">Infrastructure:</text:span> Distributed log collection architecture using <text:span text:style-name="T1">Loki</text:span> and <text:span text:style-name="T1">Promtail</text:span>, deployed via <text:span text:style-name="T1">Docker</text:span> and orchestrated by <text:span text:style-name="T1">Ansible</text:span> for environment consistency.</text:p>
        </text:list-item>
        <text:list-item>
          <text:p text:style-name="P28"><text:span text:style-name="T1">Log Ingestion:</text:span> Centralized ingestion of <text:span text:style-name="T1">Suricata</text:span> (IDS/IPS) and <text:span text:style-name="T1">Squid</text:span> (Proxy) logs from pfSense, alongside Linux audit logs (Auth, Sudo, Syslog).</text:p>
        </text:list-item>
      </text:list>
      <text:p text:style-name="P29"/>
      <text:h text:style-name="Heading_20_2" text:outline-level="2" text:is-list-header="true"><text:bookmark-start text:name="__RefHeading___Toc8123_4114677718"/>Layer 5B: Health, Performance &amp; Availability Monitoring<text:bookmark-end text:name="__RefHeading___Toc8123_4114677718"/></text:h>
      <text:list text:style-name="L14">
        <text:list-item>
          <text:p text:style-name="P30"><text:span text:style-name="T1">Stack:</text:span> Full-stack monitoring using <text:span text:style-name="T1">Prometheus</text:span> and <text:span text:style-name="T1">Node-exporter</text:span>, including the integration of pfSense hardware metrics.</text:p>
        </text:list-item>
        <text:list-item>
          <text:p text:style-name="P30"><text:span text:style-name="T1">Visualization:</text:span> Custom <text:span text:style-name="T1">Grafana</text:span> dashboards providing real-time visibility into CPU, Memory, and I/O performance, alongside <text:span text:style-name="T1">uptime tracking</text:span> for critical infrastructure components.</text:p>
        </text:list-item>
        <text:list-item>
          <text:p text:style-name="P30"><text:span text:style-name="T1">Proactive Management:</text:span> Implementation of alerting thresholds and service availability checks to detect and mitigate potential outages before they impact business continuity.</text:p>
        </text:list-item>
      </text:list>
      <text:h text:style-name="Heading_20_1" text:outline-level="1"><text:bookmark-start text:name="__RefHeading___Toc8125_4114677718"/>Layer 6: Application &amp; Container Services<text:bookmark-end text:name="__RefHeading___Toc8125_4114677718"/></text:h>
      <text:h text:style-name="Heading_20_2" text:outline-level="2"><text:bookmark-start text:name="__RefHeading___Toc8127_4114677718"/>Layer 6A: Service Tier (Multi-OS Hardening)<text:bookmark-end text:name="__RefHeading___Toc8127_4114677718"/></text:h>
      <text:list text:style-name="L15">
        <text:list-item>
          <text:p text:style-name="P31"><text:span text:style-name="T1">DMZ - Frontend Proxy:</text:span> We deployed <text:span text:style-name="T1">Nginx</text:span> on <text:span text:style-name="T1">Alpine Linux</text:span> to serve as the external entry point. Alpine was selected for its minimal attack surface and resource efficiency. The configuration handles SSL/TLS termination and protects internal network details.</text:p>
        </text:list-item>
        <text:list-item>
          <text:p text:style-name="P31"><text:span text:style-name="T1">DB Zone - Isolated Database:</text:span> <text:span text:style-name="T1">MariaDB</text:span> is hosted on <text:span text:style-name="T1">Rocky Linux</text:span> for maximum stability. It is strictly configured to listen only on the internal DB VLAN interface, ensuring total isolation from the DMZ and the public internet.</text:p>
        </text:list-item>
      </text:list>
      <text:h text:style-name="Heading_20_2" text:outline-level="2" text:is-list-header="true"><text:bookmark-start text:name="__RefHeading___Toc8129_4114677718"/>Layer 6B: Containerization (Backend Logic)<text:bookmark-end text:name="__RefHeading___Toc8129_4114677718"/></text:h>
      <text:list text:style-name="L16">
        <text:list-item>
          <text:p text:style-name="P32"><text:span text:style-name="T1">APP Zone - Rootless Docker:</text:span> The backend application is managed via <text:span text:style-name="T1">Rootless Docker</text:span> on Rocky Linux. Running the Docker daemon without root privileges ensures that a container compromise does not lead to a full host takeover.</text:p>
        </text:list-item>
        <text:list-item>
          <text:p text:style-name="P32"><text:soft-page-break/><text:span text:style-name="T1">Microservices:</text:span> Backend logic is deployed using <text:span text:style-name="T1">Alpine-based Docker images</text:span>, maintaining a consistent security posture across the stack.</text:p>
        </text:list-item>
      </text:list>
      <text:h text:style-name="Heading_20_2" text:outline-level="2" text:is-list-header="true"><text:bookmark-start text:name="__RefHeading___Toc8131_4114677718"/>Layer 6C: Secure Storage<text:bookmark-end text:name="__RefHeading___Toc8131_4114677718"/></text:h>
      <text:list text:style-name="L17">
        <text:list-item>
          <text:p text:style-name="P33"><text:span text:style-name="T1">Encryption at Rest:</text:span> All persistent volumes for the database and application data are stored on <text:span text:style-name="T1">LUKS-encrypted partitions</text:span>.</text:p>
        </text:list-item>
        <text:list-item>
          <text:p text:style-name="P33"><text:span text:style-name="T1">Data Integrity:</text:span> Critical system files are protected with immutable attributes (<text:span text:style-name="Source_20_Text">chattr +i</text:span>) to prevent unauthorized changes during a security incident.</text:p>
        </text:list-item>
      </text:list>
      <text:h text:style-name="Heading_20_1" text:outline-level="1"><text:bookmark-start text:name="__RefHeading___Toc8133_4114677718"/>Layer 7: Automation &amp; DevSecOps<text:bookmark-end text:name="__RefHeading___Toc8133_4114677718"/></text:h>
      <text:h text:style-name="Heading_20_2" text:outline-level="2"><text:bookmark-start text:name="__RefHeading___Toc8135_4114677718"/>Layer 7A: IaC with Ansible<text:bookmark-end text:name="__RefHeading___Toc8135_4114677718"/></text:h>
      <text:list text:style-name="L18">
        <text:list-item>
          <text:p text:style-name="P34"><text:span text:style-name="T1">Automated Hardening:</text:span> We developed <text:span text:style-name="T1">Ansible Playbooks</text:span> to automate the deployment and hardening of all infrastructure components. This ensures that security policies are applied identically across Rocky Linux and Alpine hosts.</text:p>
        </text:list-item>
        <text:list-item>
          <text:p text:style-name="P34"><text:span text:style-name="T1">Configuration Management:</text:span> The entire environment is defined as code, allowing for rapid, error-free redeployment and consistent compliance checks.</text:p>
        </text:list-item>
      </text:list>
      <text:h text:style-name="Heading_20_2" text:outline-level="2" text:is-list-header="true"><text:bookmark-start text:name="__RefHeading___Toc8137_4114677718"/>Layer 7B: Backup &amp; Disaster Recovery (BK Zone)<text:bookmark-end text:name="__RefHeading___Toc8137_4114677718"/></text:h>
      <text:list text:style-name="L19">
        <text:list-item>
          <text:p text:style-name="P35"><text:span text:style-name="T1">Isolated Backup Zone:</text:span> A dedicated <text:span text:style-name="T1">Backup (BK) Zone</text:span> was established to store critical configurations. This zone is isolated from other production segments to prevent cross-contamination during a breach.</text:p>
        </text:list-item>
        <text:list-item>
          <text:p text:style-name="P35"><text:span text:style-name="T1">Critical Exports:</text:span> We implemented automated exports for:</text:p>
          <text:list>
            <text:list-item>
              <text:p text:style-name="P35"><text:span text:style-name="T1">pfSense:</text:span> The <text:span text:style-name="Source_20_Text">config.xml</text:span> file for full network recovery.</text:p>
            </text:list-item>
            <text:list-item>
              <text:p text:style-name="P35"><text:span text:style-name="T1">FreeIPA:</text:span> Full snapshots of the LDAP directory and Kerberos keys using <text:span text:style-name="Source_20_Text">ipa-backup</text:span>.</text:p>
            </text:list-item>
            <text:list-item>
              <text:p text:style-name="P35"><text:span text:style-name="T1">Databases:</text:span> Encrypted SQL dumps from the DB Zone.</text:p>
            </text:list-item>
          </text:list>
        </text:list-item>
        <text:list-item>
          <text:p text:style-name="P35"><text:span text:style-name="T1">Recovery Validation:</text:span> We performed restoration simulations to ensure that system "Golden Images" and encrypted data can be successfully recovered within the defined RTO (Recovery Time Objective).</text:p>
        </text:list-item>
      </text:list>
      <text:p text:style-name="Text_20_body"/>
      <text:h text:style-name="Heading_20_1" text:outline-level="1"><text:bookmark-start text:name="__RefHeading___Toc2594_1497977652"/>APPENDIX<text:bookmark-end text:name="__RefHeading___Toc2594_1497977652"/></text:h>
      <text:p text:style-name="P36"/>
      <text:h text:style-name="Heading_20_2" text:outline-level="2"><text:bookmark-start text:name="__RefHeading___Toc2596_1497977652"/><text:soft-page-break/><text:span text:style-name="T7">A </text:span>sanal makina dhcp ayarlari<text:bookmark-end text:name="__RefHeading___Toc2596_1497977652"/></text:h>
      <text:p text:style-name="P36"><draw:frame draw:style-name="fr1" draw:name="Frame12" text:anchor-type="paragraph" svg:x="4.9362in" svg:y="0.0583in" svg:width="2.439in" draw:z-index="0"><draw:text-box fo:min-height="2.8457in"><text:p text:style-name="P37">Alpien :</text:p><text:p text:style-name="P38">/etc/network/interfaces</text:p><text:p text:style-name="P39"><text:span text:style-name="Source_20_Text"><text:span text:style-name="T8">auto lo</text:span></text:span></text:p><text:p text:style-name="P39"><text:span text:style-name="Source_20_Text"><text:span text:style-name="T8">iface lo inet loopback</text:span></text:span></text:p><text:p text:style-name="P38"/><text:p text:style-name="P39"><text:span text:style-name="Source_20_Text"><text:span text:style-name="T8"># Ana kart (Sadece aktif edilir)</text:span></text:span></text:p><text:p text:style-name="P39"><text:span text:style-name="Source_20_Text"><text:span text:style-name="T8">auto eth0</text:span></text:span></text:p><text:p text:style-name="P39"><text:span text:style-name="Source_20_Text"><text:span text:style-name="T8">iface eth0 inet manual</text:span></text:span></text:p><text:p text:style-name="P39"><text:span text:style-name="Source_20_Text"><text:span text:style-name="T8"><text:s text:c="4"/>up ip link set $IFACE up</text:span></text:span></text:p><text:p text:style-name="P40"/><text:p text:style-name="P39"><text:span text:style-name="Source_20_Text"><text:span text:style-name="T8"># VLAN Arayüzü (Statik IP </text:span></text:span><text:span text:style-name="Source_20_Text"><text:span text:style-name="T9">cubfig</text:span></text:span><text:span text:style-name="Source_20_Text"><text:span text:style-name="T8">)</text:span></text:span></text:p><text:p text:style-name="P39"><text:span text:style-name="Source_20_Text"><text:span text:style-name="T8">auto eth0.10</text:span></text:span></text:p><text:p text:style-name="P39"><text:span text:style-name="Source_20_Text"><text:span text:style-name="T8">iface eth0.10 inet static</text:span></text:span></text:p><text:p text:style-name="P39"><text:span text:style-name="Source_20_Text"><text:span text:style-name="T8"><text:tab/>address 192.168.10.50 <text:s text:c="3"/></text:span></text:span></text:p><text:p text:style-name="P39"><text:span text:style-name="Source_20_Text"><text:span text:style-name="T8"><text:tab/>netmask 255.255.255.0 <text:s text:c="3"/></text:span></text:span></text:p><text:p text:style-name="P39"><text:span text:style-name="Source_20_Text"><text:span text:style-name="T8"><text:tab/>gateway 192.168.10.1 <text:s text:c="4"/></text:span></text:span></text:p><text:p text:style-name="P39"><text:span text:style-name="Source_20_Text"><text:span text:style-name="T8">vlan-raw-device eth0</text:span></text:span></text:p></draw:text-box></draw:frame><draw:frame draw:style-name="fr2" draw:name="Frame13" text:anchor-type="paragraph" svg:x="0.0909in" svg:y="0.1402in" svg:width="2.0626in" draw:z-index="1"><draw:text-box fo:min-height="2.3228in"><text:p text:style-name="P41" loext:marker-style-name="T10">fedora ayar</text:p><text:p text:style-name="P42" loext:marker-style-name="T11"/><text:p text:style-name="Standard" loext:marker-style-name="T12"><text:span text:style-name="Source_20_Text"><text:span text:style-name="T13">[connection]</text:span></text:span></text:p><text:p text:style-name="Standard" loext:marker-style-name="T12"><text:span text:style-name="Source_20_Text"><text:span text:style-name="T13">id=enp1s0.10</text:span></text:span></text:p><text:p text:style-name="Standard" loext:marker-style-name="T12"><text:span text:style-name="Source_20_Text"><text:span text:style-name="T13">type=vlan</text:span></text:span></text:p><text:p text:style-name="Standard" loext:marker-style-name="T12"><text:span text:style-name="Source_20_Text"><text:span text:style-name="T13">interface-name=enp1s0.10</text:span></text:span></text:p><text:p text:style-name="Standard" loext:marker-style-name="T14"><text:span text:style-name="Source_20_Text"><text:span text:style-name="T15"/></text:span></text:p><text:p text:style-name="Standard" loext:marker-style-name="T12"><text:span text:style-name="Source_20_Text"><text:span text:style-name="T13">[vlan]</text:span></text:span></text:p><text:p text:style-name="Standard" loext:marker-style-name="T12"><text:span text:style-name="Source_20_Text"><text:span text:style-name="T13">flags=1</text:span></text:span></text:p><text:p text:style-name="Standard" loext:marker-style-name="T12"><text:span text:style-name="Source_20_Text"><text:span text:style-name="T13">id=10</text:span></text:span></text:p><text:p text:style-name="Standard" loext:marker-style-name="T12"><text:span text:style-name="Source_20_Text"><text:span text:style-name="T13">parent=enp1s0</text:span></text:span></text:p><text:p text:style-name="P43" loext:marker-style-name="T14"/><text:p text:style-name="Standard" loext:marker-style-name="T12"><text:span text:style-name="Source_20_Text"><text:span text:style-name="T13">[ipv4]</text:span></text:span></text:p><text:p text:style-name="Standard" loext:marker-style-name="T12"><text:span text:style-name="Source_20_Text"><text:span text:style-name="T13">address1=10.0.10.6/24,10.0.10.1</text:span></text:span></text:p><text:p text:style-name="Standard" loext:marker-style-name="T12"><text:span text:style-name="Source_20_Text"><text:span text:style-name="T13">method=manual</text:span></text:span></text:p><text:p text:style-name="Standard" loext:marker-style-name="T12"><text:span text:style-name="Source_20_Text"><text:span text:style-name="T13">dns=</text:span></text:span><text:span text:style-name="Source_20_Text"><text:span text:style-name="T16">10.0.10.</text:span></text:span><text:span text:style-name="Source_20_Text"><text:span text:style-name="T17">6</text:span></text:span></text:p><text:p text:style-name="Standard" loext:marker-style-name="T12"><text:span text:style-name="Source_20_Text"><text:span text:style-name="T17"/></text:span></text:p><text:p text:style-name="Standard" loext:marker-style-name="T12"><text:span text:style-name="Source_20_Text"><text:span text:style-name="T13">[ipv6]</text:span></text:span></text:p><text:p text:style-name="Standard" loext:marker-style-name="T12"><text:span text:style-name="Source_20_Text"><text:span text:style-name="T13">addr-gen-mode=stable-privacy</text:span></text:span></text:p><text:p text:style-name="Standard" loext:marker-style-name="T18"><text:span text:style-name="Source_20_Text"><text:span text:style-name="T13">method=ignore</text:span></text:span></text:p><text:p text:style-name="Standard" loext:marker-style-name="T18"><text:span text:style-name="Source_20_Text"><text:span text:style-name="T13"/></text:span></text:p><text:p text:style-name="P44" loext:marker-style-name="T18"><text:span text:style-name="Source_20_Text"><text:span text:style-name="T19">[proxy]</text:span></text:span></text:p><text:p text:style-name="P45" loext:marker-style-name="T18"><text:span text:style-name="Source_20_Text"><text:span text:style-name="T20"># nicht <text:s/>hie mehr </text:span></text:span></text:p></draw:text-box></draw:frame><draw:frame draw:style-name="fr1" draw:name="Frame14" text:anchor-type="paragraph" svg:x="2.5193in" svg:y="0.0583in" svg:width="2.1992in" draw:z-index="2"><draw:text-box fo:min-height="2.8327in"><text:p text:style-name="P46" loext:marker-style-name="T21">ubuntu ayarlari</text:p><text:p text:style-name="P47" loext:marker-style-name="T21"><text:span text:style-name="Source_20_Text"><text:span text:style-name="T22">network:</text:span></text:span></text:p><text:p text:style-name="P47" loext:marker-style-name="T21"><text:span text:style-name="Source_20_Text"><text:span text:style-name="T22"><text:s text:c="2"/>version: 2</text:span></text:span></text:p><text:p text:style-name="P47" loext:marker-style-name="T21"><text:span text:style-name="Source_20_Text"><text:span text:style-name="T22"><text:s text:c="2"/>ethernets:</text:span></text:span></text:p><text:p text:style-name="P47" loext:marker-style-name="T21"><text:span text:style-name="Source_20_Text"><text:span text:style-name="T22"><text:s text:c="4"/>enp1s0:</text:span></text:span></text:p><text:p text:style-name="P47" loext:marker-style-name="T21"><text:span text:style-name="Source_20_Text"><text:span text:style-name="T22"><text:s text:c="6"/>dhcp4: no</text:span></text:span></text:p><text:p text:style-name="P47" loext:marker-style-name="T21"><text:span text:style-name="Source_20_Text"><text:span text:style-name="T22"><text:s text:c="2"/>vlans:</text:span></text:span></text:p><text:p text:style-name="P47" loext:marker-style-name="T21"><text:span text:style-name="Source_20_Text"><text:span text:style-name="T22"><text:s text:c="4"/>enp1s0.10:</text:span></text:span></text:p><text:p text:style-name="P47" loext:marker-style-name="T21"><text:span text:style-name="Source_20_Text"><text:span text:style-name="T22"><text:s text:c="6"/>id: 10</text:span></text:span></text:p><text:p text:style-name="P47" loext:marker-style-name="T21"><text:span text:style-name="Source_20_Text"><text:span text:style-name="T22"><text:s text:c="6"/>link: enp1s0</text:span></text:span></text:p><text:p text:style-name="P47" loext:marker-style-name="T21"><text:span text:style-name="Source_20_Text"><text:span text:style-name="T22"><text:s text:c="6"/>addresses:</text:span></text:span></text:p><text:p text:style-name="P47" loext:marker-style-name="T21"><text:span text:style-name="Source_20_Text"><text:span text:style-name="T22"><text:s text:c="8"/>- 10.0.10.6/24</text:span></text:span></text:p><text:p text:style-name="P47" loext:marker-style-name="T21"><text:span text:style-name="Source_20_Text"><text:span text:style-name="T22"><text:s text:c="6"/>gateway4: 10.0.10.1</text:span></text:span></text:p><text:p text:style-name="P47" loext:marker-style-name="T21"><text:span text:style-name="Source_20_Text"><text:span text:style-name="T22"><text:s text:c="6"/>nameservers:</text:span></text:span></text:p><text:p text:style-name="P47" loext:marker-style-name="T21"><text:span text:style-name="Source_20_Text"><text:span text:style-name="T22"><text:s text:c="8"/>addresses:</text:span></text:span></text:p><text:p text:style-name="P47" loext:marker-style-name="T21"><text:span text:style-name="Source_20_Text"><text:span text:style-name="T22"><text:s text:c="10"/>- 10.0.10.5</text:span></text:span></text:p><text:p text:style-name="P47" loext:marker-style-name="T21"><text:span text:style-name="Source_20_Text"><text:span text:style-name="T22"><text:s text:c="10"/>- 8.8.8.8</text:span></text:span></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8" loext:marker-style-name="T23"/>
      <text:h text:style-name="P49" text:outline-level="2"><text:bookmark-start text:name="codecell1"/></text:h>
      <text:p text:style-name="P50"><text:bookmark-end text:name="codecell1"/><text:bookmark-end text:name="__RefHeading___Toc185_1983718479 Copy 2"/></text:p>
      <text:p text:style-name="Preformatted_20_Text">Vim /etc/ansible/ansible.cfg</text:p>
      <text:p text:style-name="Preformatted_20_Text"/>
      <text:p text:style-name="Preformatted_20_Text">[defaults]</text:p>
      <text:p text:style-name="Preformatted_20_Text"/>
      <text:p text:style-name="Preformatted_20_Text">[defaults]</text:p>
      <text:p text:style-name="Preformatted_20_Text">inventory = /etc/ansible/hosts</text:p>
      <text:p text:style-name="Preformatted_20_Text">host_key_checking = False</text:p>
      <text:p text:style-name="Preformatted_20_Text">interpreter_python = auto_silent</text:p>
      <text:p text:style-name="Preformatted_20_Text">remote_tmp = /tmp/.ansible-${USER}/tmp</text:p>
      <text:p text:style-name="Preformatted_20_Text"/>
      <text:p text:style-name="Preformatted_20_Text">[privilege_escalation]</text:p>
      <text:p text:style-name="Preformatted_20_Text">become = True</text:p>
      <text:p text:style-name="Preformatted_20_Text">become_method = sudo</text:p>
      <text:p text:style-name="Preformatted_20_Text">become_user = root</text:p>
      <text:p text:style-name="Preformatted_20_Text">become_ask_pass = False</text:p>
      <text:p text:style-name="Preformatted_20_Text"/>
      <text:p text:style-name="Preformatted_20_Text">[ssh_connection]</text:p>
      <text:p text:style-name="Preformatted_20_Text">pipelining = True</text:p>
      <text:p text:style-name="Preformatted_20_Text"/>
      <text:p text:style-name="Text_20_body"/>
      <text:p text:style-name="Preformatted_20_Text"/>
      <text:p text:style-name="Preformatted_20_Text">laptopumun isletim sistemi Rocky linux. KVM ile <text:s/>bir <text:s/>homelab olusturdum. Tüm sunucular rocky linux 10.1 . <text:s/>ortamda freeipa , freeipa-dns-server var. önde pfsense firewall var. pfsense <text:s/>üzerinde SQUID proxy var. Yine pfsense <text:s/>üzerinde suricata kurulu. Loki yardimiyla loglari toplamak, prometheus ve grafana ile görsellestirecem. Loki, prometheus ve grafana ayani sunucu üstünde olacak. . simdi SEC sanal aginda 10.0.60.13 statik ip li rocky linux sunucuya loki kuracagiz. Podman kullanilacak. Sonra host makinalardan ve firewall dan gerekliu loglar cekilecek. </text:p>
      <text:p text:style-name="Preformatted_20_Text"/>
      <text:p text:style-name="Preformatted_20_Text">Ne yapilacaksa adim adim yapilacak. her adimda birden fazla islem olmayacak . benden onay almadan diger adima gecmeyeceksin. Ön ce ne anladigini anlat. Yanlis anlama olmasin. baska ihtiyac duydugun bilgi varsa omlarida söyle.</text:p>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0" svg:font-family="0" style:font-family-generic="roman" style:font-pitch="variabl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adornments="Bold"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0972in" style:contextual-spacing="false" fo:line-height="115%" style:page-number="auto" fo:background-color="transparent"/>
      <style:text-properties style:use-window-font-color="true" loext:opacity="0%" style:font-name="Liberation Sans2" fo:font-family="'Liberation Sans'" style:font-style-name="Regular" style:font-family-generic="swiss" style:font-pitch="variable" fo:font-size="10.5pt"/>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6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7201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text-indent="0in" style:auto-text-indent="false">
        <style:tab-stops>
          <style:tab-stop style:position="7.5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326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master-page-name="">
      <loext:graphic-properties draw:fill="solid" draw:fill-color="#000000"/>
      <style:paragraph-properties fo:margin-top="0in" fo:margin-bottom="0in" style:contextual-spacing="false" style:page-number="auto" fo:background-color="#000000"/>
      <style:text-properties style:use-window-font-color="true" loext:opacity="0%" style:font-name="Liberation Mono2" fo:font-family="'Liberation Mono'" style:font-style-name="Bold" style:font-family-generic="modern" style:font-pitch="fixed" fo:font-size="10.5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902in" fo:margin-bottom="0.4098in" fo:margin-left="0.45in" fo:margin-right="0.32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9:12:24.991259780</meta:creation-date>
    <dc:date>2026-02-17T14:51:40.741235571</dc:date>
    <meta:editing-duration>P3DT9H42M58S</meta:editing-duration>
    <meta:editing-cycles>96</meta:editing-cycles>
    <meta:generator>LibreOffice/26.2.0.3$Linux_X86_64 LibreOffice_project/afbbd0df0edb6d40b450b0337ac646b0913a760c</meta:generator>
    <meta:document-statistic meta:table-count="1" meta:image-count="0" meta:object-count="0" meta:page-count="9" meta:paragraph-count="246" meta:word-count="2407" meta:character-count="16349" meta:non-whitespace-character-count="14055"/>
  </office:meta>
</office:document-meta>
</file>